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XMLRPCService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XMLRPC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rvice.LateralXMLRPCService( ILateralCacheAttributes l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XMLRPC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rvice.getGroupKeys( String cache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XMLRPCService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rvice.update( ICacheElement item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XMLRPCService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rvice.get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XMLRPCService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teralXMLRPCService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XMLRPCService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rvice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rvice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rvice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